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95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2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lculation" table:style-name="ta1">
        <table:table-column table:style-name="co1" table:number-columns-repeated="9" table:default-cell-style-name="Default"/>
        <table:table-row table:style-name="ro1">
          <table:table-cell office:value-type="float" office:value="9.62299" calcext:value-type="float">
            <text:p>9.62299</text:p>
          </table:table-cell>
          <table:table-cell office:value-type="float" office:value="1272.328196" calcext:value-type="float">
            <text:p>1272.328196</text:p>
          </table:table-cell>
          <table:table-cell table:number-columns-repeated="2"/>
          <table:table-cell office:value-type="float" office:value="90.928998" calcext:value-type="float">
            <text:p>90.928998</text:p>
          </table:table-cell>
          <table:table-cell office:value-type="float" office:value="3.971905" calcext:value-type="float">
            <text:p>3.971905</text:p>
          </table:table-cell>
          <table:table-cell office:value-type="float" office:value="240.727556" calcext:value-type="float">
            <text:p>240.727556</text:p>
          </table:table-cell>
          <table:table-cell office:value-type="float" office:value="177.41371" calcext:value-type="float">
            <text:p>177.41371</text:p>
          </table:table-cell>
          <table:table-cell office:value-type="float" office:value="120.821154" calcext:value-type="float">
            <text:p>120.821154</text:p>
          </table:table-cell>
        </table:table-row>
        <table:table-row table:style-name="ro1">
          <table:table-cell office:value-type="float" office:value="10.00699" calcext:value-type="float">
            <text:p>10.00699</text:p>
          </table:table-cell>
          <table:table-cell office:value-type="float" office:value="1619.378736" calcext:value-type="float">
            <text:p>1619.378736</text:p>
          </table:table-cell>
          <table:table-cell table:number-columns-repeated="2"/>
          <table:table-cell office:value-type="float" office:value="102.439385" calcext:value-type="float">
            <text:p>102.439385</text:p>
          </table:table-cell>
          <table:table-cell office:value-type="float" office:value="102.336795" calcext:value-type="float">
            <text:p>102.336795</text:p>
          </table:table-cell>
          <table:table-cell office:value-type="float" office:value="2740.590113" calcext:value-type="float">
            <text:p>2740.590113</text:p>
          </table:table-cell>
          <table:table-cell office:value-type="float" office:value="2718.498971" calcext:value-type="float">
            <text:p>2718.498971</text:p>
          </table:table-cell>
          <table:table-cell office:value-type="float" office:value="2719.727121" calcext:value-type="float">
            <text:p>2719.727121</text:p>
          </table:table-cell>
        </table:table-row>
        <table:table-row table:style-name="ro1">
          <table:table-cell office:value-type="float" office:value="9.85999" calcext:value-type="float">
            <text:p>9.85999</text:p>
          </table:table-cell>
          <table:table-cell office:value-type="float" office:value="1679.359101" calcext:value-type="float">
            <text:p>1679.359101</text:p>
          </table:table-cell>
          <table:table-cell table:number-columns-repeated="2"/>
          <table:table-cell office:value-type="float" office:value="102.614897" calcext:value-type="float">
            <text:p>102.614897</text:p>
          </table:table-cell>
          <table:table-cell office:value-type="float" office:value="102.642692" calcext:value-type="float">
            <text:p>102.642692</text:p>
          </table:table-cell>
          <table:table-cell office:value-type="float" office:value="2739.249043" calcext:value-type="float">
            <text:p>2739.249043</text:p>
          </table:table-cell>
          <table:table-cell office:value-type="float" office:value="2715.500569" calcext:value-type="float">
            <text:p>2715.500569</text:p>
          </table:table-cell>
          <table:table-cell office:value-type="float" office:value="2693.174682" calcext:value-type="float">
            <text:p>2693.174682</text:p>
          </table:table-cell>
        </table:table-row>
        <table:table-row table:style-name="ro1">
          <table:table-cell office:value-type="float" office:value="9.81999" calcext:value-type="float">
            <text:p>9.81999</text:p>
          </table:table-cell>
          <table:table-cell office:value-type="float" office:value="1670.276534" calcext:value-type="float">
            <text:p>1670.276534</text:p>
          </table:table-cell>
          <table:table-cell table:number-columns-repeated="2"/>
          <table:table-cell office:value-type="float" office:value="101.911185" calcext:value-type="float">
            <text:p>101.911185</text:p>
          </table:table-cell>
          <table:table-cell office:value-type="float" office:value="101.618797" calcext:value-type="float">
            <text:p>101.618797</text:p>
          </table:table-cell>
          <table:table-cell office:value-type="float" office:value="2734.523433" calcext:value-type="float">
            <text:p>2734.523433</text:p>
          </table:table-cell>
          <table:table-cell office:value-type="float" office:value="2703.401525" calcext:value-type="float">
            <text:p>2703.401525</text:p>
          </table:table-cell>
          <table:table-cell office:value-type="float" office:value="2684.154948" calcext:value-type="float">
            <text:p>2684.154948</text:p>
          </table:table-cell>
        </table:table-row>
        <table:table-row table:style-name="ro1">
          <table:table-cell office:value-type="float" office:value="9.88999" calcext:value-type="float">
            <text:p>9.88999</text:p>
          </table:table-cell>
          <table:table-cell office:value-type="float" office:value="1684.33921" calcext:value-type="float">
            <text:p>1684.33921</text:p>
          </table:table-cell>
          <table:table-cell table:number-columns-repeated="2"/>
          <table:table-cell office:value-type="float" office:value="99.613602" calcext:value-type="float">
            <text:p>99.613602</text:p>
          </table:table-cell>
          <table:table-cell office:value-type="float" office:value="103.597171" calcext:value-type="float">
            <text:p>103.597171</text:p>
          </table:table-cell>
          <table:table-cell office:value-type="float" office:value="2736.814369" calcext:value-type="float">
            <text:p>2736.814369</text:p>
          </table:table-cell>
          <table:table-cell office:value-type="float" office:value="2727.127546" calcext:value-type="float">
            <text:p>2727.127546</text:p>
          </table:table-cell>
          <table:table-cell office:value-type="float" office:value="2691.123486" calcext:value-type="float">
            <text:p>2691.123486</text:p>
          </table:table-cell>
        </table:table-row>
        <table:table-row table:style-name="ro1">
          <table:table-cell office:value-type="float" office:value="9.99399" calcext:value-type="float">
            <text:p>9.99399</text:p>
          </table:table-cell>
          <table:table-cell office:value-type="float" office:value="1667.874903" calcext:value-type="float">
            <text:p>1667.874903</text:p>
          </table:table-cell>
          <table:table-cell table:number-columns-repeated="2"/>
          <table:table-cell office:value-type="float" office:value="104.912266" calcext:value-type="float">
            <text:p>104.912266</text:p>
          </table:table-cell>
          <table:table-cell office:value-type="float" office:value="103.840792" calcext:value-type="float">
            <text:p>103.840792</text:p>
          </table:table-cell>
          <table:table-cell office:value-type="float" office:value="2753.896184" calcext:value-type="float">
            <text:p>2753.896184</text:p>
          </table:table-cell>
          <table:table-cell office:value-type="float" office:value="2707.238757" calcext:value-type="float">
            <text:p>2707.238757</text:p>
          </table:table-cell>
          <table:table-cell office:value-type="float" office:value="2699.172245" calcext:value-type="float">
            <text:p>2699.172245</text:p>
          </table:table-cell>
        </table:table-row>
        <table:table-row table:style-name="ro1">
          <table:table-cell office:value-type="float" office:value="9.93899" calcext:value-type="float">
            <text:p>9.93899</text:p>
          </table:table-cell>
          <table:table-cell office:value-type="float" office:value="1682.705531" calcext:value-type="float">
            <text:p>1682.705531</text:p>
          </table:table-cell>
          <table:table-cell table:number-columns-repeated="2"/>
          <table:table-cell office:value-type="float" office:value="96.714613" calcext:value-type="float">
            <text:p>96.714613</text:p>
          </table:table-cell>
          <table:table-cell office:value-type="float" office:value="99.014208" calcext:value-type="float">
            <text:p>99.014208</text:p>
          </table:table-cell>
          <table:table-cell office:value-type="float" office:value="2734.102763" calcext:value-type="float">
            <text:p>2734.102763</text:p>
          </table:table-cell>
          <table:table-cell office:value-type="float" office:value="2708.711369" calcext:value-type="float">
            <text:p>2708.711369</text:p>
          </table:table-cell>
          <table:table-cell office:value-type="float" office:value="2702.128723" calcext:value-type="float">
            <text:p>2702.128723</text:p>
          </table:table-cell>
        </table:table-row>
        <table:table-row table:style-name="ro1">
          <table:table-cell office:value-type="float" office:value="9.92599" calcext:value-type="float">
            <text:p>9.92599</text:p>
          </table:table-cell>
          <table:table-cell office:value-type="float" office:value="1668.934213" calcext:value-type="float">
            <text:p>1668.934213</text:p>
          </table:table-cell>
          <table:table-cell table:number-columns-repeated="2"/>
          <table:table-cell office:value-type="float" office:value="102.304182" calcext:value-type="float">
            <text:p>102.304182</text:p>
          </table:table-cell>
          <table:table-cell office:value-type="float" office:value="102.652692" calcext:value-type="float">
            <text:p>102.652692</text:p>
          </table:table-cell>
          <table:table-cell office:value-type="float" office:value="2758.787377" calcext:value-type="float">
            <text:p>2758.787377</text:p>
          </table:table-cell>
          <table:table-cell office:value-type="float" office:value="2734.650941" calcext:value-type="float">
            <text:p>2734.650941</text:p>
          </table:table-cell>
          <table:table-cell office:value-type="float" office:value="2688.684358" calcext:value-type="float">
            <text:p>2688.684358</text:p>
          </table:table-cell>
        </table:table-row>
        <table:table-row table:style-name="ro1">
          <table:table-cell office:value-type="float" office:value="9.85399" calcext:value-type="float">
            <text:p>9.85399</text:p>
          </table:table-cell>
          <table:table-cell office:value-type="float" office:value="1686.804196" calcext:value-type="float">
            <text:p>1686.804196</text:p>
          </table:table-cell>
          <table:table-cell table:number-columns-repeated="2"/>
          <table:table-cell office:value-type="float" office:value="102.016796" calcext:value-type="float">
            <text:p>102.016796</text:p>
          </table:table-cell>
          <table:table-cell office:value-type="float" office:value="103.595275" calcext:value-type="float">
            <text:p>103.595275</text:p>
          </table:table-cell>
          <table:table-cell office:value-type="float" office:value="2741.078062" calcext:value-type="float">
            <text:p>2741.078062</text:p>
          </table:table-cell>
          <table:table-cell office:value-type="float" office:value="2717.512107" calcext:value-type="float">
            <text:p>2717.512107</text:p>
          </table:table-cell>
          <table:table-cell office:value-type="float" office:value="2687.962496" calcext:value-type="float">
            <text:p>2687.962496</text:p>
          </table:table-cell>
        </table:table-row>
        <table:table-row table:style-name="ro1">
          <table:table-cell office:value-type="float" office:value="9.80999" calcext:value-type="float">
            <text:p>9.80999</text:p>
          </table:table-cell>
          <table:table-cell office:value-type="float" office:value="1685.96957" calcext:value-type="float">
            <text:p>1685.96957</text:p>
          </table:table-cell>
          <table:table-cell table:number-columns-repeated="2"/>
          <table:table-cell office:value-type="float" office:value="102.272386" calcext:value-type="float">
            <text:p>102.272386</text:p>
          </table:table-cell>
          <table:table-cell office:value-type="float" office:value="103.929376" calcext:value-type="float">
            <text:p>103.929376</text:p>
          </table:table-cell>
          <table:table-cell office:value-type="float" office:value="2737.577262" calcext:value-type="float">
            <text:p>2737.577262</text:p>
          </table:table-cell>
          <table:table-cell office:value-type="float" office:value="2726.12693" calcext:value-type="float">
            <text:p>2726.12693</text:p>
          </table:table-cell>
          <table:table-cell office:value-type="float" office:value="2697.91474" calcext:value-type="float">
            <text:p>2697.91474</text:p>
          </table:table-cell>
        </table:table-row>
        <table:table-row table:style-name="ro1">
          <table:table-cell office:value-type="float" office:value="9.96999" calcext:value-type="float">
            <text:p>9.96999</text:p>
          </table:table-cell>
          <table:table-cell office:value-type="float" office:value="1663.189978" calcext:value-type="float">
            <text:p>1663.189978</text:p>
          </table:table-cell>
          <table:table-cell table:number-columns-repeated="2"/>
          <table:table-cell table:formula="of:=SUM([.E1:.E10])" office:value-type="float" office:value="1005.72831" calcext:value-type="float">
            <text:p>1005.72831</text:p>
          </table:table-cell>
          <table:table-cell table:formula="of:=SUM([.F1:.F10])" office:value-type="float" office:value="927.199703" calcext:value-type="float">
            <text:p>927.199703</text:p>
          </table:table-cell>
          <table:table-cell table:formula="of:=SUM([.G1:.G10])" office:value-type="float" office:value="24917.346162" calcext:value-type="float">
            <text:p>24917.346162</text:p>
          </table:table-cell>
          <table:table-cell table:formula="of:=SUM([.H1:.H10])" office:value-type="float" office:value="24636.182425" calcext:value-type="float">
            <text:p>24636.182425</text:p>
          </table:table-cell>
          <table:table-cell table:formula="of:=SUM([.I1:.I10])" office:value-type="float" office:value="24384.863953" calcext:value-type="float">
            <text:p>24384.863953</text:p>
          </table:table-cell>
        </table:table-row>
        <table:table-row table:style-name="ro1">
          <table:table-cell office:value-type="float" office:value="9.621933" calcext:value-type="float">
            <text:p>9.621933</text:p>
          </table:table-cell>
          <table:table-cell office:value-type="float" office:value="1609.554164" calcext:value-type="float">
            <text:p>1609.554164</text:p>
          </table:table-cell>
          <table:table-cell table:number-columns-repeated="2"/>
          <table:table-cell table:style-name="ce1" table:formula="of:=AVERAGE([.E1:.E10])" office:value-type="float" office:value="100.572831" calcext:value-type="float">
            <text:p>100.572831</text:p>
          </table:table-cell>
          <table:table-cell table:style-name="ce1" table:formula="of:=AVERAGE([.F1:.F10])" office:value-type="float" office:value="92.7199703" calcext:value-type="float">
            <text:p>92.7199703</text:p>
          </table:table-cell>
          <table:table-cell table:style-name="ce1" table:formula="of:=AVERAGE([.G1:.G10])" office:value-type="float" office:value="2491.7346162" calcext:value-type="float">
            <text:p>2491.7346162</text:p>
          </table:table-cell>
          <table:table-cell table:style-name="ce1" table:formula="of:=AVERAGE([.H1:.H10])" office:value-type="float" office:value="2463.6182425" calcext:value-type="float">
            <text:p>2463.6182425</text:p>
          </table:table-cell>
          <table:table-cell table:style-name="ce1" table:formula="of:=AVERAGE([.I1:.I10])" office:value-type="float" office:value="2438.4863953" calcext:value-type="float">
            <text:p>2438.4863953</text:p>
          </table:table-cell>
        </table:table-row>
        <table:table-row table:style-name="ro1">
          <table:table-cell office:value-type="float" office:value="9.74099" calcext:value-type="float">
            <text:p>9.74099</text:p>
          </table:table-cell>
          <table:table-cell office:value-type="float" office:value="1643.539381" calcext:value-type="float">
            <text:p>1643.539381</text:p>
          </table:table-cell>
          <table:table-cell table:number-columns-repeated="2"/>
          <table:table-cell table:formula="of:=AVERAGE([.E1:.E10])*1000" office:value-type="float" office:value="100572.831" calcext:value-type="float">
            <text:p>100572.831</text:p>
          </table:table-cell>
          <table:table-cell table:formula="of:=AVERAGE([.F1:.F10])*1000" office:value-type="float" office:value="92719.9703" calcext:value-type="float">
            <text:p>92719.9703</text:p>
          </table:table-cell>
          <table:table-cell table:formula="of:=AVERAGE([.G1:.G10])*1000" office:value-type="float" office:value="2491734.6162" calcext:value-type="float">
            <text:p>2491734.6162</text:p>
          </table:table-cell>
          <table:table-cell table:formula="of:=AVERAGE([.H1:.H10])*1000" office:value-type="float" office:value="2463618.2425" calcext:value-type="float">
            <text:p>2463618.2425</text:p>
          </table:table-cell>
          <table:table-cell table:formula="of:=AVERAGE([.I1:.I10])*1000" office:value-type="float" office:value="2438486.3953" calcext:value-type="float">
            <text:p>2438486.3953</text:p>
          </table:table-cell>
        </table:table-row>
        <table:table-row table:style-name="ro1">
          <table:table-cell office:value-type="float" office:value="9.91699" calcext:value-type="float">
            <text:p>9.91699</text:p>
          </table:table-cell>
          <table:table-cell office:value-type="float" office:value="1589.566052" calcext:value-type="float">
            <text:p>1589.566052</text:p>
          </table:table-cell>
          <table:table-cell table:number-columns-repeated="7"/>
        </table:table-row>
        <table:table-row table:style-name="ro1">
          <table:table-cell office:value-type="float" office:value="9.88199" calcext:value-type="float">
            <text:p>9.88199</text:p>
          </table:table-cell>
          <table:table-cell office:value-type="float" office:value="1644.280399" calcext:value-type="float">
            <text:p>1644.280399</text:p>
          </table:table-cell>
          <table:table-cell table:number-columns-repeated="7"/>
        </table:table-row>
        <table:table-row table:style-name="ro1">
          <table:table-cell office:value-type="float" office:value="9.97099" calcext:value-type="float">
            <text:p>9.97099</text:p>
          </table:table-cell>
          <table:table-cell office:value-type="float" office:value="1666.051526" calcext:value-type="float">
            <text:p>1666.051526</text:p>
          </table:table-cell>
          <table:table-cell table:number-columns-repeated="7"/>
        </table:table-row>
        <table:table-row table:style-name="ro1">
          <table:table-cell table:formula="of:=SUM([.A1:.A16])" office:value-type="float" office:value="157.825783" calcext:value-type="float">
            <text:p>157.825783</text:p>
          </table:table-cell>
          <table:table-cell table:formula="of:=SUM([.B1:.B16])" office:value-type="float" office:value="26134.15169" calcext:value-type="float">
            <text:p>26134.15169</text:p>
          </table:table-cell>
          <table:table-cell table:number-columns-repeated="7"/>
        </table:table-row>
        <table:table-row table:style-name="ro1">
          <table:table-cell table:style-name="ce1" table:formula="of:=AVERAGE( [.A1:.A16])" office:value-type="float" office:value="9.8641114375" calcext:value-type="float">
            <text:p>9.8641114375</text:p>
          </table:table-cell>
          <table:table-cell table:style-name="ce1" table:formula="of:=AVERAGE( [.B1:.B16])" office:value-type="float" office:value="1633.384480625" calcext:value-type="float">
            <text:p>1633.384480625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table:formula="of:=AVERAGE([.A1:.A16])*1000" office:value-type="float" office:value="9864.1114375" calcext:value-type="float">
            <text:p>9864.1114375</text:p>
          </table:table-cell>
          <table:table-cell table:formula="of:=AVERAGE([.B1:.B16])*1000" office:value-type="float" office:value="1633384.480625" calcext:value-type="float">
            <text:p>1633384.480625</text:p>
          </table:table-cell>
          <table:table-cell table:number-columns-repeated="7"/>
        </table:table-row>
      </table:table>
      <table:table table:name="Cbench" table:style-name="ta1">
        <table:shapes>
          <draw:frame draw:z-index="0" draw:style-name="gr1" draw:text-style-name="P1" svg:width="617.67pt" svg:height="322.36pt" svg:x="2.83pt" svg:y="66.84pt">
            <loext:p draw:notify-on-update-of-ranges="Cbench.A2:Cbench.A5 Cbench.B1:Cbench.B1 Cbench.B2:Cbench.B5 Cbench.A2:Cbench.A5 Cbench.C1:Cbench.C1 Cbench.C2:Cbench.C5 Cbench.A2:Cbench.A5 Cbench.D1:Cbench.D1 Cbench.D2:Cbench.D5 Cbench.A2:Cbench.A5 Cbench.E1:Cbench.E1 Cbench.E2:Cbench.E5 Cbench.A2:Cbench.A5 Cbench.F1:Cbench.F1 Cbench.F2:Cbench.F5 Cbench.A2:Cbench.A5 Cbench.G1:Cbench.G1 Cbench.G2:Cbench.G5 Cbench.A2:Cbench.A5 Cbench.H1:Cbench.H1 Cbench.H2:Cbench.H5 Cbench.A2:Cbench.A5 Cbench.I1:Cbench.I1 Cbench.I2:Cbench.I5 Cbench.A2:Cbench.A5 Cbench.J1:Cbench.J1 Cbench.J2:Cbench.J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1019" table:default-cell-style-name="ce2"/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Nox</text:p>
          </table:table-cell>
          <table:table-cell office:value-type="string" calcext:value-type="string">
            <text:p>Pox</text:p>
          </table:table-cell>
          <table:table-cell office:value-type="string" calcext:value-type="string">
            <text:p>Floodlight</text:p>
          </table:table-cell>
          <table:table-cell office:value-type="string" calcext:value-type="string">
            <text:p>OpenDaylight</text:p>
          </table:table-cell>
          <table:table-cell office:value-type="string" calcext:value-type="string">
            <text:p>ONOS</text:p>
          </table:table-cell>
          <table:table-cell office:value-type="string" calcext:value-type="string">
            <text:p>Ryu</text:p>
          </table:table-cell>
          <table:table-cell office:value-type="string" calcext:value-type="string">
            <text:p>OpenMul</text:p>
          </table:table-cell>
          <table:table-cell office:value-type="string" calcext:value-type="string">
            <text:p>Beacon</text:p>
          </table:table-cell>
          <table:table-cell office:value-type="string" calcext:value-type="string">
            <text:p>Maestro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64.1114375" calcext:value-type="float">
            <text:p>9864.1114375</text:p>
          </table:table-cell>
          <table:table-cell table:style-name="ce3" office:value-type="float" office:value="1383.1865" calcext:value-type="float">
            <text:p>1383.1865</text:p>
          </table:table-cell>
          <table:table-cell table:style-name="ce1" office:value-type="float" office:value="40637.0206875" calcext:value-type="float">
            <text:p>40637.0206875</text:p>
          </table:table-cell>
          <table:table-cell table:style-name="ce3" office:value-type="float" office:value="20978.417375" calcext:value-type="float">
            <text:p>20978.417375</text:p>
          </table:table-cell>
          <table:table-cell office:value-type="float" office:value="75293.794" calcext:value-type="float">
            <text:p>75293.794</text:p>
          </table:table-cell>
          <table:table-cell table:style-name="ce3" office:value-type="float" office:value="5228.12" calcext:value-type="float">
            <text:p>5228.12</text:p>
          </table:table-cell>
          <table:table-cell table:style-name="ce3" office:value-type="float" office:value="60572.831" calcext:value-type="float">
            <text:p>60572.831</text:p>
          </table:table-cell>
          <table:table-cell table:style-name="ce3" office:value-type="float" office:value="40300.81875" calcext:value-type="float">
            <text:p>40300.81875</text:p>
          </table:table-cell>
          <table:table-cell office:value-type="float" office:value="31259.929375" calcext:value-type="float">
            <text:p>31259.92937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75.1144375" calcext:value-type="float">
            <text:p>9975.1144375</text:p>
          </table:table-cell>
          <table:table-cell table:style-name="ce3" office:value-type="float" office:value="2339.998" calcext:value-type="float">
            <text:p>2339.998</text:p>
          </table:table-cell>
          <table:table-cell office:value-type="float" office:value="64064.061375" calcext:value-type="float">
            <text:p>64064.061375</text:p>
          </table:table-cell>
          <table:table-cell table:style-name="ce3" office:value-type="float" office:value="31936.167875" calcext:value-type="float">
            <text:p>31936.167875</text:p>
          </table:table-cell>
          <table:table-cell office:value-type="float" office:value="79587.963" calcext:value-type="float">
            <text:p>79587.963</text:p>
          </table:table-cell>
          <table:table-cell office:value-type="float" office:value="5496.8698125" calcext:value-type="float">
            <text:p>5496.8698125</text:p>
          </table:table-cell>
          <table:table-cell table:style-name="ce3" office:value-type="float" office:value="61899.9101" calcext:value-type="float">
            <text:p>61899.9101</text:p>
          </table:table-cell>
          <table:table-cell office:value-type="float" office:value="49719.1146875" calcext:value-type="float">
            <text:p>49719.1146875</text:p>
          </table:table-cell>
          <table:table-cell office:value-type="float" office:value="39768.6985625" calcext:value-type="float">
            <text:p>39768.6985625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87.299375" calcext:value-type="float">
            <text:p>9987.299375</text:p>
          </table:table-cell>
          <table:table-cell table:style-name="ce1" office:value-type="float" office:value="3634.36475" calcext:value-type="float">
            <text:p>3634.36475</text:p>
          </table:table-cell>
          <table:table-cell table:style-name="ce3" office:value-type="float" office:value="79119.483" calcext:value-type="float">
            <text:p>79119.483</text:p>
          </table:table-cell>
          <table:table-cell table:style-name="ce1" office:value-type="float" office:value="26375.1698125" calcext:value-type="float">
            <text:p>26375.1698125</text:p>
          </table:table-cell>
          <table:table-cell office:value-type="float" office:value="81275.074" calcext:value-type="float">
            <text:p>81275.074</text:p>
          </table:table-cell>
          <table:table-cell table:style-name="ce3" office:value-type="float" office:value="5763.4315" calcext:value-type="float">
            <text:p>5763.4315</text:p>
          </table:table-cell>
          <table:table-cell table:style-name="ce3" office:value-type="float" office:value="71778.6206" calcext:value-type="float">
            <text:p>71778.6206</text:p>
          </table:table-cell>
          <table:table-cell office:value-type="float" office:value="52030.966125" calcext:value-type="float">
            <text:p>52030.966125</text:p>
          </table:table-cell>
          <table:table-cell office:value-type="float" office:value="30971.004375" calcext:value-type="float">
            <text:p>30971.004375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118.6073125" calcext:value-type="float">
            <text:p>10118.6073125</text:p>
          </table:table-cell>
          <table:table-cell office:value-type="float" office:value="4872.6746875" calcext:value-type="float">
            <text:p>4872.6746875</text:p>
          </table:table-cell>
          <table:table-cell table:style-name="ce3" office:value-type="float" office:value="84915.017" calcext:value-type="float">
            <text:p>84915.017</text:p>
          </table:table-cell>
          <table:table-cell table:style-name="ce3" office:value-type="float" office:value="42911.2915625" calcext:value-type="float">
            <text:p>42911.2915625</text:p>
          </table:table-cell>
          <table:table-cell table:style-name="ce3" office:value-type="float" office:value="82338.093" calcext:value-type="float">
            <text:p>82338.093</text:p>
          </table:table-cell>
          <table:table-cell table:style-name="ce3" office:value-type="float" office:value="5927.369" calcext:value-type="float">
            <text:p>5927.369</text:p>
          </table:table-cell>
          <table:table-cell table:style-name="ce3" office:value-type="float" office:value="76374.0203" calcext:value-type="float">
            <text:p>76374.0203</text:p>
          </table:table-cell>
          <table:table-cell table:style-name="ce3" office:value-type="float" office:value="51637.646" calcext:value-type="float">
            <text:p>51637.646</text:p>
          </table:table-cell>
          <table:table-cell table:style-name="ce3" office:value-type="float" office:value="32797.9785" calcext:value-type="float">
            <text:p>32797.9785</text:p>
          </table:table-cell>
          <table:table-cell table:number-columns-repeated="101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bench1" table:style-name="ta1">
        <table:shapes>
          <draw:frame draw:z-index="0" draw:style-name="gr1" draw:text-style-name="P1" svg:width="593.94pt" svg:height="332.79pt" svg:x="33.93pt" svg:y="233.23pt">
            <loext:p draw:notify-on-update-of-ranges="Cbench1.A2:Cbench1.A17 Cbench1.B1:Cbench1.B1 Cbench1.B2:Cbench1.B17 Cbench1.A2:Cbench1.A17 Cbench1.C1:Cbench1.C1 Cbench1.C2:Cbench1.C17 Cbench1.A2:Cbench1.A17 Cbench1.D1:Cbench1.D1 Cbench1.D2:Cbench1.D17 Cbench1.A2:Cbench1.A17 Cbench1.E1:Cbench1.E1 Cbench1.E2:Cbench1.E17 Cbench1.A2:Cbench1.A17 Cbench1.F1:Cbench1.F1 Cbench1.F2:Cbench1.F17 Cbench1.A2:Cbench1.A17 Cbench1.G1:Cbench1.G1 Cbench1.G2:Cbench1.G17 Cbench1.A2:Cbench1.A17 Cbench1.H1:Cbench1.H1 Cbench1.H2:Cbench1.H17 Cbench1.A2:Cbench1.A17 Cbench1.I1:Cbench1.I1 Cbench1.I2:Cbench1.I17 Cbench1.A2:Cbench1.A17 Cbench1.J1:Cbench1.J1 Cbench1.J2:Cbench1.J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Nox</text:p>
          </table:table-cell>
          <table:table-cell office:value-type="string" calcext:value-type="string">
            <text:p>Pox</text:p>
          </table:table-cell>
          <table:table-cell office:value-type="string" calcext:value-type="string">
            <text:p>Floodlight</text:p>
          </table:table-cell>
          <table:table-cell office:value-type="string" calcext:value-type="string">
            <text:p>OpenDaylight</text:p>
          </table:table-cell>
          <table:table-cell office:value-type="string" calcext:value-type="string">
            <text:p>ONOS</text:p>
          </table:table-cell>
          <table:table-cell office:value-type="string" calcext:value-type="string">
            <text:p>Ryu</text:p>
          </table:table-cell>
          <table:table-cell office:value-type="string" calcext:value-type="string">
            <text:p>OpenMul</text:p>
          </table:table-cell>
          <table:table-cell office:value-type="string" calcext:value-type="string">
            <text:p>Beacon</text:p>
          </table:table-cell>
          <table:table-cell office:value-type="string" calcext:value-type="string">
            <text:p>Maestro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60.99" calcext:value-type="float">
            <text:p>9860.99</text:p>
          </table:table-cell>
          <table:table-cell table:style-name="ce3" office:value-type="float" office:value="2132.981" calcext:value-type="float">
            <text:p>2132.981</text:p>
          </table:table-cell>
          <table:table-cell office:value-type="float" office:value="7158.983" calcext:value-type="float">
            <text:p>7158.983</text:p>
          </table:table-cell>
          <table:table-cell table:style-name="ce3" office:value-type="float" office:value="5858.994" calcext:value-type="float">
            <text:p>5858.994</text:p>
          </table:table-cell>
          <table:table-cell office:value-type="float" office:value="6013.529" calcext:value-type="float">
            <text:p>6013.529</text:p>
          </table:table-cell>
          <table:table-cell table:style-name="ce3" office:value-type="float" office:value="5535.994" calcext:value-type="float">
            <text:p>5535.994</text:p>
          </table:table-cell>
          <table:table-cell table:style-name="ce3" office:value-type="float" office:value="79292.23" calcext:value-type="float">
            <text:p>79292.23</text:p>
          </table:table-cell>
          <table:table-cell table:style-name="ce3" office:value-type="float" office:value="68426.932" calcext:value-type="float">
            <text:p>68426.932</text:p>
          </table:table-cell>
          <table:table-cell office:value-type="float" office:value="5538.667" calcext:value-type="float">
            <text:p>5538.66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05.853" calcext:value-type="float">
            <text:p>10505.853</text:p>
          </table:table-cell>
          <table:table-cell table:style-name="ce3" office:value-type="float" office:value="4651.995" calcext:value-type="float">
            <text:p>4651.995</text:p>
          </table:table-cell>
          <table:table-cell office:value-type="float" office:value="37644.142" calcext:value-type="float">
            <text:p>37644.142</text:p>
          </table:table-cell>
          <table:table-cell table:style-name="ce3" office:value-type="float" office:value="40493.838" calcext:value-type="float">
            <text:p>40493.838</text:p>
          </table:table-cell>
          <table:table-cell office:value-type="float" office:value="33401.165" calcext:value-type="float">
            <text:p>33401.165</text:p>
          </table:table-cell>
          <table:table-cell office:value-type="float" office:value="5743.994" calcext:value-type="float">
            <text:p>5743.994</text:p>
          </table:table-cell>
          <table:table-cell table:style-name="ce3" office:value-type="float" office:value="120337.539" calcext:value-type="float">
            <text:p>120337.539</text:p>
          </table:table-cell>
          <table:table-cell office:value-type="float" office:value="84821.915" calcext:value-type="float">
            <text:p>84821.915</text:p>
          </table:table-cell>
          <table:table-cell office:value-type="float" office:value="13035.896" calcext:value-type="float">
            <text:p>13035.896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22.99" calcext:value-type="float">
            <text:p>10222.99</text:p>
          </table:table-cell>
          <table:table-cell table:style-name="ce3" office:value-type="float" office:value="4964.995" calcext:value-type="float">
            <text:p>4964.995</text:p>
          </table:table-cell>
          <table:table-cell office:value-type="float" office:value="48538.515" calcext:value-type="float">
            <text:p>48538.515</text:p>
          </table:table-cell>
          <table:table-cell table:style-name="ce3" office:value-type="float" office:value="41911.371" calcext:value-type="float">
            <text:p>41911.371</text:p>
          </table:table-cell>
          <table:table-cell office:value-type="float" office:value="53782.956" calcext:value-type="float">
            <text:p>53782.956</text:p>
          </table:table-cell>
          <table:table-cell table:style-name="ce3" office:value-type="float" office:value="5794.994" calcext:value-type="float">
            <text:p>5794.994</text:p>
          </table:table-cell>
          <table:table-cell table:style-name="ce3" office:value-type="float" office:value="124688.017" calcext:value-type="float">
            <text:p>124688.017</text:p>
          </table:table-cell>
          <table:table-cell office:value-type="float" office:value="88079.648" calcext:value-type="float">
            <text:p>88079.648</text:p>
          </table:table-cell>
          <table:table-cell office:value-type="float" office:value="65359.354" calcext:value-type="float">
            <text:p>65359.354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274.99" calcext:value-type="float">
            <text:p>10274.99</text:p>
          </table:table-cell>
          <table:table-cell office:value-type="float" office:value="4834.995" calcext:value-type="float">
            <text:p>4834.995</text:p>
          </table:table-cell>
          <table:table-cell office:value-type="float" office:value="59252.459" calcext:value-type="float">
            <text:p>59252.459</text:p>
          </table:table-cell>
          <table:table-cell table:style-name="ce3" office:value-type="float" office:value="45083.594" calcext:value-type="float">
            <text:p>45083.594</text:p>
          </table:table-cell>
          <table:table-cell table:style-name="ce3" office:value-type="float" office:value="79008.129" calcext:value-type="float">
            <text:p>79008.129</text:p>
          </table:table-cell>
          <table:table-cell table:style-name="ce3" office:value-type="float" office:value="5823.994" calcext:value-type="float">
            <text:p>5823.994</text:p>
          </table:table-cell>
          <table:table-cell table:style-name="ce3" office:value-type="float" office:value="124758.883" calcext:value-type="float">
            <text:p>124758.883</text:p>
          </table:table-cell>
          <table:table-cell table:style-name="ce3" office:value-type="float" office:value="88630.911" calcext:value-type="float">
            <text:p>88630.911</text:p>
          </table:table-cell>
          <table:table-cell table:style-name="ce3" office:value-type="float" office:value="73619.833" calcext:value-type="float">
            <text:p>73619.833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346.928" calcext:value-type="float">
            <text:p>10346.928</text:p>
          </table:table-cell>
          <table:table-cell office:value-type="float" office:value="4904.995" calcext:value-type="float">
            <text:p>4904.995</text:p>
          </table:table-cell>
          <table:table-cell office:value-type="float" office:value="80817.333" calcext:value-type="float">
            <text:p>80817.333</text:p>
          </table:table-cell>
          <table:table-cell office:value-type="float" office:value="42519.957" calcext:value-type="float">
            <text:p>42519.957</text:p>
          </table:table-cell>
          <table:table-cell office:value-type="float" office:value="78907.58" calcext:value-type="float">
            <text:p>78907.58</text:p>
          </table:table-cell>
          <table:table-cell office:value-type="float" office:value="5794.994" calcext:value-type="float">
            <text:p>5794.994</text:p>
          </table:table-cell>
          <table:table-cell office:value-type="float" office:value="123959.901" calcext:value-type="float">
            <text:p>123959.901</text:p>
          </table:table-cell>
          <table:table-cell office:value-type="float" office:value="89210.911" calcext:value-type="float">
            <text:p>89210.911</text:p>
          </table:table-cell>
          <table:table-cell office:value-type="float" office:value="93295.856" calcext:value-type="float">
            <text:p>93295.856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494.99" calcext:value-type="float">
            <text:p>10494.99</text:p>
          </table:table-cell>
          <table:table-cell office:value-type="float" office:value="4867.995" calcext:value-type="float">
            <text:p>4867.995</text:p>
          </table:table-cell>
          <table:table-cell office:value-type="float" office:value="81747.831" calcext:value-type="float">
            <text:p>81747.831</text:p>
          </table:table-cell>
          <table:table-cell office:value-type="float" office:value="41580.958" calcext:value-type="float">
            <text:p>41580.958</text:p>
          </table:table-cell>
          <table:table-cell office:value-type="float" office:value="79912.326" calcext:value-type="float">
            <text:p>79912.326</text:p>
          </table:table-cell>
          <table:table-cell office:value-type="float" office:value="5567.994" calcext:value-type="float">
            <text:p>5567.994</text:p>
          </table:table-cell>
          <table:table-cell office:value-type="float" office:value="125115.611" calcext:value-type="float">
            <text:p>125115.611</text:p>
          </table:table-cell>
          <table:table-cell office:value-type="float" office:value="89434.732" calcext:value-type="float">
            <text:p>89434.732</text:p>
          </table:table-cell>
          <table:table-cell office:value-type="float" office:value="65973.925" calcext:value-type="float">
            <text:p>65973.925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400.99" calcext:value-type="float">
            <text:p>10400.99</text:p>
          </table:table-cell>
          <table:table-cell office:value-type="float" office:value="4898.995" calcext:value-type="float">
            <text:p>4898.995</text:p>
          </table:table-cell>
          <table:table-cell office:value-type="float" office:value="85408.192" calcext:value-type="float">
            <text:p>85408.192</text:p>
          </table:table-cell>
          <table:table-cell office:value-type="float" office:value="41491.419" calcext:value-type="float">
            <text:p>41491.419</text:p>
          </table:table-cell>
          <table:table-cell office:value-type="float" office:value="85045.346" calcext:value-type="float">
            <text:p>85045.346</text:p>
          </table:table-cell>
          <table:table-cell office:value-type="float" office:value="5757.971" calcext:value-type="float">
            <text:p>5757.971</text:p>
          </table:table-cell>
          <table:table-cell office:value-type="float" office:value="122230.355" calcext:value-type="float">
            <text:p>122230.355</text:p>
          </table:table-cell>
          <table:table-cell office:value-type="float" office:value="89169.197" calcext:value-type="float">
            <text:p>89169.197</text:p>
          </table:table-cell>
          <table:table-cell office:value-type="float" office:value="74403.246" calcext:value-type="float">
            <text:p>74403.246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365.959" calcext:value-type="float">
            <text:p>10365.959</text:p>
          </table:table-cell>
          <table:table-cell office:value-type="float" office:value="5004.995" calcext:value-type="float">
            <text:p>5004.995</text:p>
          </table:table-cell>
          <table:table-cell office:value-type="float" office:value="87543.912" calcext:value-type="float">
            <text:p>87543.912</text:p>
          </table:table-cell>
          <table:table-cell office:value-type="float" office:value="42939.914" calcext:value-type="float">
            <text:p>42939.914</text:p>
          </table:table-cell>
          <table:table-cell office:value-type="float" office:value="82639.455" calcext:value-type="float">
            <text:p>82639.455</text:p>
          </table:table-cell>
          <table:table-cell office:value-type="float" office:value="5759.994" calcext:value-type="float">
            <text:p>5759.994</text:p>
          </table:table-cell>
          <table:table-cell office:value-type="float" office:value="126900.112" calcext:value-type="float">
            <text:p>126900.112</text:p>
          </table:table-cell>
          <table:table-cell office:value-type="float" office:value="90375.277" calcext:value-type="float">
            <text:p>90375.277</text:p>
          </table:table-cell>
          <table:table-cell office:value-type="float" office:value="78824.475" calcext:value-type="float">
            <text:p>78824.475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359.979" calcext:value-type="float">
            <text:p>10359.979</text:p>
          </table:table-cell>
          <table:table-cell office:value-type="float" office:value="5054.995" calcext:value-type="float">
            <text:p>5054.995</text:p>
          </table:table-cell>
          <table:table-cell office:value-type="float" office:value="85704.115" calcext:value-type="float">
            <text:p>85704.115</text:p>
          </table:table-cell>
          <table:table-cell office:value-type="float" office:value="42548.532" calcext:value-type="float">
            <text:p>42548.532</text:p>
          </table:table-cell>
          <table:table-cell office:value-type="float" office:value="83577.23" calcext:value-type="float">
            <text:p>83577.23</text:p>
          </table:table-cell>
          <table:table-cell office:value-type="float" office:value="5746.994" calcext:value-type="float">
            <text:p>5746.994</text:p>
          </table:table-cell>
          <table:table-cell office:value-type="float" office:value="125837.351" calcext:value-type="float">
            <text:p>125837.351</text:p>
          </table:table-cell>
          <table:table-cell office:value-type="float" office:value="89162.465" calcext:value-type="float">
            <text:p>89162.465</text:p>
          </table:table-cell>
          <table:table-cell office:value-type="float" office:value="78765.749" calcext:value-type="float">
            <text:p>78765.749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46.941" calcext:value-type="float">
            <text:p>9846.941</text:p>
          </table:table-cell>
          <table:table-cell office:value-type="float" office:value="4948.995" calcext:value-type="float">
            <text:p>4948.995</text:p>
          </table:table-cell>
          <table:table-cell office:value-type="float" office:value="87132.726" calcext:value-type="float">
            <text:p>87132.726</text:p>
          </table:table-cell>
          <table:table-cell office:value-type="float" office:value="45093.955" calcext:value-type="float">
            <text:p>45093.955</text:p>
          </table:table-cell>
          <table:table-cell office:value-type="float" office:value="83129.017" calcext:value-type="float">
            <text:p>83129.017</text:p>
          </table:table-cell>
          <table:table-cell office:value-type="float" office:value="5730.948" calcext:value-type="float">
            <text:p>5730.948</text:p>
          </table:table-cell>
          <table:table-cell office:value-type="float" office:value="116312.488" calcext:value-type="float">
            <text:p>116312.488</text:p>
          </table:table-cell>
          <table:table-cell office:value-type="float" office:value="90661.728" calcext:value-type="float">
            <text:p>90661.728</text:p>
          </table:table-cell>
          <table:table-cell office:value-type="float" office:value="70542.496" calcext:value-type="float">
            <text:p>70542.496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43.98" calcext:value-type="float">
            <text:p>10043.98</text:p>
          </table:table-cell>
          <table:table-cell office:value-type="float" office:value="4905.995" calcext:value-type="float">
            <text:p>4905.995</text:p>
          </table:table-cell>
          <table:table-cell office:value-type="float" office:value="86609.134" calcext:value-type="float">
            <text:p>86609.134</text:p>
          </table:table-cell>
          <table:table-cell office:value-type="float" office:value="40403.475" calcext:value-type="float">
            <text:p>40403.475</text:p>
          </table:table-cell>
          <table:table-cell office:value-type="float" office:value="83543.233" calcext:value-type="float">
            <text:p>83543.233</text:p>
          </table:table-cell>
          <table:table-cell office:value-type="float" office:value="5770.994" calcext:value-type="float">
            <text:p>5770.994</text:p>
          </table:table-cell>
          <table:table-cell office:value-type="float" office:value="118434.312" calcext:value-type="float">
            <text:p>118434.312</text:p>
          </table:table-cell>
          <table:table-cell office:value-type="float" office:value="90550.638" calcext:value-type="float">
            <text:p>90550.638</text:p>
          </table:table-cell>
          <table:table-cell office:value-type="float" office:value="67809.346" calcext:value-type="float">
            <text:p>67809.346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425.99" calcext:value-type="float">
            <text:p>10425.99</text:p>
          </table:table-cell>
          <table:table-cell office:value-type="float" office:value="5051.995" calcext:value-type="float">
            <text:p>5051.995</text:p>
          </table:table-cell>
          <table:table-cell office:value-type="float" office:value="87559.097" calcext:value-type="float">
            <text:p>87559.097</text:p>
          </table:table-cell>
          <table:table-cell office:value-type="float" office:value="41222.547" calcext:value-type="float">
            <text:p>41222.547</text:p>
          </table:table-cell>
          <table:table-cell office:value-type="float" office:value="84437.134" calcext:value-type="float">
            <text:p>84437.134</text:p>
          </table:table-cell>
          <table:table-cell office:value-type="float" office:value="5743.994" calcext:value-type="float">
            <text:p>5743.994</text:p>
          </table:table-cell>
          <table:table-cell office:value-type="float" office:value="127213.214" calcext:value-type="float">
            <text:p>127213.214</text:p>
          </table:table-cell>
          <table:table-cell office:value-type="float" office:value="89352.732" calcext:value-type="float">
            <text:p>89352.732</text:p>
          </table:table-cell>
          <table:table-cell office:value-type="float" office:value="66047.063" calcext:value-type="float">
            <text:p>66047.063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428.99" calcext:value-type="float">
            <text:p>10428.99</text:p>
          </table:table-cell>
          <table:table-cell office:value-type="float" office:value="5051.995" calcext:value-type="float">
            <text:p>5051.995</text:p>
          </table:table-cell>
          <table:table-cell office:value-type="float" office:value="86847.092" calcext:value-type="float">
            <text:p>86847.092</text:p>
          </table:table-cell>
          <table:table-cell office:value-type="float" office:value="41657.75" calcext:value-type="float">
            <text:p>41657.75</text:p>
          </table:table-cell>
          <table:table-cell office:value-type="float" office:value="83003.589" calcext:value-type="float">
            <text:p>83003.589</text:p>
          </table:table-cell>
          <table:table-cell office:value-type="float" office:value="5714.994" calcext:value-type="float">
            <text:p>5714.994</text:p>
          </table:table-cell>
          <table:table-cell office:value-type="float" office:value="115783.134" calcext:value-type="float">
            <text:p>115783.134</text:p>
          </table:table-cell>
          <table:table-cell office:value-type="float" office:value="90986.909" calcext:value-type="float">
            <text:p>90986.909</text:p>
          </table:table-cell>
          <table:table-cell office:value-type="float" office:value="79368.054" calcext:value-type="float">
            <text:p>79368.054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160.99" calcext:value-type="float">
            <text:p>10160.99</text:p>
          </table:table-cell>
          <table:table-cell office:value-type="float" office:value="5048.97" calcext:value-type="float">
            <text:p>5048.97</text:p>
          </table:table-cell>
          <table:table-cell office:value-type="float" office:value="84464.523" calcext:value-type="float">
            <text:p>84464.523</text:p>
          </table:table-cell>
          <table:table-cell office:value-type="float" office:value="41662.5" calcext:value-type="float">
            <text:p>41662.5</text:p>
          </table:table-cell>
          <table:table-cell office:value-type="float" office:value="82492.72" calcext:value-type="float">
            <text:p>82492.72</text:p>
          </table:table-cell>
          <table:table-cell office:value-type="float" office:value="5722.994" calcext:value-type="float">
            <text:p>5722.994</text:p>
          </table:table-cell>
          <table:table-cell office:value-type="float" office:value="121423.319" calcext:value-type="float">
            <text:p>121423.319</text:p>
          </table:table-cell>
          <table:table-cell office:value-type="float" office:value="90227.549" calcext:value-type="float">
            <text:p>90227.549</text:p>
          </table:table-cell>
          <table:table-cell office:value-type="float" office:value="79424.285" calcext:value-type="float">
            <text:p>79424.285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120.99" calcext:value-type="float">
            <text:p>10120.99</text:p>
          </table:table-cell>
          <table:table-cell office:value-type="float" office:value="4940.995" calcext:value-type="float">
            <text:p>4940.995</text:p>
          </table:table-cell>
          <table:table-cell office:value-type="float" office:value="87972.666" calcext:value-type="float">
            <text:p>87972.666</text:p>
          </table:table-cell>
          <table:table-cell office:value-type="float" office:value="45806.954" calcext:value-type="float">
            <text:p>45806.954</text:p>
          </table:table-cell>
          <table:table-cell office:value-type="float" office:value="83926.07" calcext:value-type="float">
            <text:p>83926.07</text:p>
          </table:table-cell>
          <table:table-cell office:value-type="float" office:value="5711.994" calcext:value-type="float">
            <text:p>5711.994</text:p>
          </table:table-cell>
          <table:table-cell office:value-type="float" office:value="127426.712" calcext:value-type="float">
            <text:p>127426.712</text:p>
          </table:table-cell>
          <table:table-cell office:value-type="float" office:value="90209.459" calcext:value-type="float">
            <text:p>90209.459</text:p>
          </table:table-cell>
          <table:table-cell office:value-type="float" office:value="64225.402" calcext:value-type="float">
            <text:p>64225.402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432.99" calcext:value-type="float">
            <text:p>10432.99</text:p>
          </table:table-cell>
          <table:table-cell office:value-type="float" office:value="4913.995" calcext:value-type="float">
            <text:p>4913.995</text:p>
          </table:table-cell>
          <table:table-cell office:value-type="float" office:value="86411.617" calcext:value-type="float">
            <text:p>86411.617</text:p>
          </table:table-cell>
          <table:table-cell office:value-type="float" office:value="46304.907" calcext:value-type="float">
            <text:p>46304.907</text:p>
          </table:table-cell>
          <table:table-cell office:value-type="float" office:value="84590.009" calcext:value-type="float">
            <text:p>84590.009</text:p>
          </table:table-cell>
          <table:table-cell office:value-type="float" office:value="5775.994" calcext:value-type="float">
            <text:p>5775.994</text:p>
          </table:table-cell>
          <table:table-cell office:value-type="float" office:value="114762.962" calcext:value-type="float">
            <text:p>114762.962</text:p>
          </table:table-cell>
          <table:table-cell office:value-type="float" office:value="90292.819" calcext:value-type="float">
            <text:p>90292.819</text:p>
          </table:table-cell>
          <table:table-cell office:value-type="float" office:value="77496.498" calcext:value-type="float">
            <text:p>77496.498</text:p>
          </table:table-cell>
          <table:table-cell table:number-columns-repeated="1014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5">
          <table:table-cell/>
          <table:table-cell table:style-name="Default"/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bench2" table:style-name="ta1">
        <table:table-column table:style-name="co1" table:number-columns-repeated="4" table:default-cell-style-name="ce2"/>
        <table:table-column table:style-name="co3" table:default-cell-style-name="ce2"/>
        <table:table-column table:style-name="co1" table:number-columns-repeated="4" table:default-cell-style-name="ce2"/>
        <table:table-column table:style-name="co4" table:default-cell-style-name="ce2"/>
        <table:table-column table:style-name="co1" table:number-columns-repeated="1014" table:default-cell-style-name="ce2"/>
        <table:table-row table:style-name="ro1">
          <table:table-cell office:value-type="string" calcext:value-type="string">
            <text:p>Throughput</text:p>
          </table:table-cell>
          <table:table-cell office:value-type="string" calcext:value-type="string">
            <text:p>Nox</text:p>
          </table:table-cell>
          <table:table-cell office:value-type="string" calcext:value-type="string">
            <text:p>Pox</text:p>
          </table:table-cell>
          <table:table-cell office:value-type="string" calcext:value-type="string">
            <text:p>Floodlight</text:p>
          </table:table-cell>
          <table:table-cell office:value-type="string" calcext:value-type="string">
            <text:p>OpenDaylight</text:p>
          </table:table-cell>
          <table:table-cell office:value-type="string" calcext:value-type="string">
            <text:p>ONOS</text:p>
          </table:table-cell>
          <table:table-cell office:value-type="string" calcext:value-type="string">
            <text:p>Ryu</text:p>
          </table:table-cell>
          <table:table-cell office:value-type="string" calcext:value-type="string">
            <text:p>OpenMul</text:p>
          </table:table-cell>
          <table:table-cell office:value-type="string" calcext:value-type="string">
            <text:p>Beacon</text:p>
          </table:table-cell>
          <table:table-cell office:value-type="string" calcext:value-type="string">
            <text:p>Maestro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23040.314875" calcext:value-type="float">
            <text:p>23040.314875</text:p>
          </table:table-cell>
          <table:table-cell table:style-name="ce3" office:value-type="float" office:value="7389.4074375" calcext:value-type="float">
            <text:p>7389.4074375</text:p>
          </table:table-cell>
          <table:table-cell table:style-name="ce3" office:value-type="float" office:value="90432.01075" calcext:value-type="float">
            <text:p>90432.01075</text:p>
          </table:table-cell>
          <table:table-cell table:style-name="ce3"/>
          <table:table-cell/>
          <table:table-cell table:style-name="ce3" office:value-type="float" office:value="8342.402125" calcext:value-type="float">
            <text:p>8342.402125</text:p>
          </table:table-cell>
          <table:table-cell table:style-name="ce3" office:value-type="float" office:value="92719.9703" calcext:value-type="float">
            <text:p>92719.9703</text:p>
          </table:table-cell>
          <table:table-cell table:style-name="ce3" office:value-type="float" office:value="1687571.4135" calcext:value-type="float">
            <text:p>1687571.4135</text:p>
          </table:table-cell>
          <table:table-cell office:value-type="float" office:value="2488224.159125" calcext:value-type="float">
            <text:p>2488224.15912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568.358375" calcext:value-type="float">
            <text:p>22568.358375</text:p>
          </table:table-cell>
          <table:table-cell table:style-name="ce3" office:value-type="float" office:value="8108.66625" calcext:value-type="float">
            <text:p>8108.66625</text:p>
          </table:table-cell>
          <table:table-cell office:value-type="float" office:value="156249.1981875" calcext:value-type="float">
            <text:p>156249.1981875</text:p>
          </table:table-cell>
          <table:table-cell table:style-name="ce3"/>
          <table:table-cell/>
          <table:table-cell table:style-name="ce3" office:value-type="float" office:value="8396.949875" calcext:value-type="float">
            <text:p>8396.949875</text:p>
          </table:table-cell>
          <table:table-cell table:style-name="ce1" office:value-type="float" office:value="2491734.6162" calcext:value-type="float">
            <text:p>2491734.6162</text:p>
          </table:table-cell>
          <table:table-cell office:value-type="float" office:value="1630548.427625" calcext:value-type="float">
            <text:p>1630548.427625</text:p>
          </table:table-cell>
          <table:table-cell office:value-type="float" office:value="2328996.2911875" calcext:value-type="float">
            <text:p>2328996.2911875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555.10375" calcext:value-type="float">
            <text:p>20555.10375</text:p>
          </table:table-cell>
          <table:table-cell table:style-name="ce3" office:value-type="float" office:value="7591.5685" calcext:value-type="float">
            <text:p>7591.5685</text:p>
          </table:table-cell>
          <table:table-cell table:style-name="ce3" office:value-type="float" office:value="182449.2966875" calcext:value-type="float">
            <text:p>182449.2966875</text:p>
          </table:table-cell>
          <table:table-cell table:style-name="ce3"/>
          <table:table-cell/>
          <table:table-cell table:style-name="ce3" office:value-type="float" office:value="8486.6491875" calcext:value-type="float">
            <text:p>8486.6491875</text:p>
          </table:table-cell>
          <table:table-cell table:style-name="ce3" office:value-type="float" office:value="2463618.2425" calcext:value-type="float">
            <text:p>2463618.2425</text:p>
          </table:table-cell>
          <table:table-cell office:value-type="float" office:value="1654298.161625" calcext:value-type="float">
            <text:p>1654298.161625</text:p>
          </table:table-cell>
          <table:table-cell office:value-type="float" office:value="2042622.7500625" calcext:value-type="float">
            <text:p>2042622.7500625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821.1605625" calcext:value-type="float">
            <text:p>18821.1605625</text:p>
          </table:table-cell>
          <table:table-cell office:value-type="float" office:value="7415.7714375" calcext:value-type="float">
            <text:p>7415.7714375</text:p>
          </table:table-cell>
          <table:table-cell table:style-name="ce3" office:value-type="float" office:value="116825.782" calcext:value-type="float">
            <text:p>116825.782</text:p>
          </table:table-cell>
          <table:table-cell table:style-name="ce3" table:number-columns-repeated="2"/>
          <table:table-cell table:style-name="ce3" office:value-type="float" office:value="8627.3100625" calcext:value-type="float">
            <text:p>8627.3100625</text:p>
          </table:table-cell>
          <table:table-cell table:style-name="ce3" office:value-type="float" office:value="2438486.3953" calcext:value-type="float">
            <text:p>2438486.3953</text:p>
          </table:table-cell>
          <table:table-cell table:style-name="ce3" office:value-type="float" office:value="1633384.480625" calcext:value-type="float">
            <text:p>1633384.480625</text:p>
          </table:table-cell>
          <table:table-cell table:style-name="ce3" office:value-type="float" office:value="132874.908875" calcext:value-type="float">
            <text:p>132874.908875</text:p>
          </table:table-cell>
          <table:table-cell table:number-columns-repeated="101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bench3" table:style-name="ta1">
        <table:table-column table:style-name="co1" table:number-columns-repeated="10" table:default-cell-style-name="ce2"/>
        <table:table-row table:style-name="ro1">
          <table:table-cell office:value-type="string" calcext:value-type="string">
            <text:p>Throughput</text:p>
          </table:table-cell>
          <table:table-cell office:value-type="string" calcext:value-type="string">
            <text:p>Nox</text:p>
          </table:table-cell>
          <table:table-cell office:value-type="string" calcext:value-type="string">
            <text:p>Pox</text:p>
          </table:table-cell>
          <table:table-cell office:value-type="string" calcext:value-type="string">
            <text:p>Floodlight</text:p>
          </table:table-cell>
          <table:table-cell office:value-type="string" calcext:value-type="string">
            <text:p>OpenDaylight</text:p>
          </table:table-cell>
          <table:table-cell office:value-type="string" calcext:value-type="string">
            <text:p>ONOS</text:p>
          </table:table-cell>
          <table:table-cell office:value-type="string" calcext:value-type="string">
            <text:p>Ryu</text:p>
          </table:table-cell>
          <table:table-cell office:value-type="string" calcext:value-type="string">
            <text:p>OpenMul</text:p>
          </table:table-cell>
          <table:table-cell office:value-type="string" calcext:value-type="string">
            <text:p>Beacon</text:p>
          </table:table-cell>
          <table:table-cell office:value-type="string" calcext:value-type="string">
            <text:p>Maestr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 table:number-columns-repeated="2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style-name="ce3"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9"/>
        </table:table-row>
      </table:table>
      <table:named-expressions>
        <table:named-range table:name="average" table:base-cell-address="$Calculation.$A$1" table:cell-range-address="$Calculation.$A$1:.$A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 style:data-style-name="N2" text:time-value="13:21:29.8321396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8:28:33.013537893</meta:creation-date>
    <meta:generator>LibreOffice/5.1.6.2$Linux_X86_64 LibreOffice_project/10m0$Build-2</meta:generator>
    <dc:date>2017-11-16T13:25:18.782860421</dc:date>
    <meta:editing-duration>PT2H13M</meta:editing-duration>
    <meta:editing-cycles>23</meta:editing-cycles>
    <meta:document-statistic meta:table-count="5" meta:cell-count="39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53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53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53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53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53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53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53cm" svg:stroke-color="#000000" draw:fill-color="#0000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53cm" svg:stroke-color="#000000" draw:fill-color="#0000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53cm" svg:stroke-color="#000000" draw:fill-color="#0000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791cm" svg:height="11.373cm" xlink:href=".." xlink:type="simple" chart:class="chart:scatter" chart:style-name="ch1">
        <chart:legend chart:legend-position="end" svg:x="18.383cm" svg:y="3.395cm" style:legend-expansion="high" chart:style-name="ch2"/>
        <chart:plot-area chart:style-name="ch3" table:cell-range-address="Cbench.A2:Cbench.J5 Cbench.B1:Cbench.J1" chart:data-source-has-labels="row" svg:x="1.446cm" svg:y="0.227cm" svg:width="16.502cm" svg:height="9.938cm">
          <chartooo:coordinate-region svg:x="2.623cm" svg:y="0.426cm" svg:width="15.138cm" svg:height="9.092cm"/>
          <chart:axis chart:dimension="x" chart:name="primary-x" chart:style-name="ch4">
            <chart:title svg:x="7.576cm" svg:y="10.392cm" chart:style-name="ch5">
              <text:p>Number of CBench Switches</text:p>
            </chart:title>
          </chart:axis>
          <chart:axis chart:dimension="y" chart:name="primary-y" chart:style-name="ch4">
            <chart:title svg:x="0.451cm" svg:y="6.55cm" chart:style-name="ch6">
              <text:p>Flows per Second</text:p>
            </chart:title>
            <chart:grid chart:style-name="ch7" chart:class="major"/>
          </chart:axis>
          <chart:series chart:style-name="ch8" chart:values-cell-range-address="Cbench.B2:Cbench.B5" chart:label-cell-address="Cbench.B1:Cbench.B1" chart:class="chart:scatter">
            <chart:domain table:cell-range-address="Cbench.A2:Cbench.A5"/>
            <chart:data-point chart:repeated="4"/>
          </chart:series>
          <chart:series chart:style-name="ch9" chart:values-cell-range-address="Cbench.C2:Cbench.C5" chart:label-cell-address="Cbench.C1:Cbench.C1" chart:class="chart:scatter">
            <chart:data-point chart:repeated="4"/>
          </chart:series>
          <chart:series chart:style-name="ch10" chart:values-cell-range-address="Cbench.D2:Cbench.D5" chart:label-cell-address="Cbench.D1:Cbench.D1" chart:class="chart:scatter">
            <chart:data-point chart:repeated="4"/>
          </chart:series>
          <chart:series chart:style-name="ch11" chart:values-cell-range-address="Cbench.E2:Cbench.E5" chart:label-cell-address="Cbench.E1:Cbench.E1" chart:class="chart:scatter">
            <chart:data-point chart:repeated="4"/>
          </chart:series>
          <chart:series chart:style-name="ch12" chart:values-cell-range-address="Cbench.F2:Cbench.F5" chart:label-cell-address="Cbench.F1:Cbench.F1" chart:class="chart:scatter">
            <chart:data-point chart:repeated="4"/>
          </chart:series>
          <chart:series chart:style-name="ch13" chart:values-cell-range-address="Cbench.G2:Cbench.G5" chart:label-cell-address="Cbench.G1:Cbench.G1" chart:class="chart:scatter">
            <chart:data-point chart:repeated="4"/>
          </chart:series>
          <chart:series chart:style-name="ch14" chart:values-cell-range-address="Cbench.H2:Cbench.H5" chart:label-cell-address="Cbench.H1:Cbench.H1" chart:class="chart:scatter">
            <chart:data-point chart:repeated="4"/>
          </chart:series>
          <chart:series chart:style-name="ch15" chart:values-cell-range-address="Cbench.I2:Cbench.I5" chart:label-cell-address="Cbench.I1:Cbench.I1" chart:class="chart:scatter">
            <chart:data-point chart:repeated="4"/>
          </chart:series>
          <chart:series chart:style-name="ch16" chart:values-cell-range-address="Cbench.J2:Cbench.J5" chart:label-cell-address="Cbench.J1:Cbench.J1" chart:class="chart:scatte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x</text:p>
                <draw:g>
                  <svg:desc>Cbench.B1:Cbench.B1</svg:desc>
                </draw:g>
              </table:table-cell>
              <table:table-cell office:value-type="string">
                <text:p>Pox</text:p>
                <draw:g>
                  <svg:desc>Cbench.C1:Cbench.C1</svg:desc>
                </draw:g>
              </table:table-cell>
              <table:table-cell office:value-type="string">
                <text:p>Floodlight</text:p>
                <draw:g>
                  <svg:desc>Cbench.D1:Cbench.D1</svg:desc>
                </draw:g>
              </table:table-cell>
              <table:table-cell office:value-type="string">
                <text:p>OpenDaylight</text:p>
                <draw:g>
                  <svg:desc>Cbench.E1:Cbench.E1</svg:desc>
                </draw:g>
              </table:table-cell>
              <table:table-cell office:value-type="string">
                <text:p>ONOS</text:p>
                <draw:g>
                  <svg:desc>Cbench.F1:Cbench.F1</svg:desc>
                </draw:g>
              </table:table-cell>
              <table:table-cell office:value-type="string">
                <text:p>Ryu</text:p>
                <draw:g>
                  <svg:desc>Cbench.G1:Cbench.G1</svg:desc>
                </draw:g>
              </table:table-cell>
              <table:table-cell office:value-type="string">
                <text:p>OpenMul</text:p>
                <draw:g>
                  <svg:desc>Cbench.H1:Cbench.H1</svg:desc>
                </draw:g>
              </table:table-cell>
              <table:table-cell office:value-type="string">
                <text:p>Beacon</text:p>
                <draw:g>
                  <svg:desc>Cbench.I1:Cbench.I1</svg:desc>
                </draw:g>
              </table:table-cell>
              <table:table-cell office:value-type="string">
                <text:p>Maestro</text:p>
                <draw:g>
                  <svg:desc>Cbench.J1:Cbench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Cbench.A2:Cbench.A5</svg:desc>
                </draw:g>
              </table:table-cell>
              <table:table-cell office:value-type="float" office:value="9864.1114375">
                <text:p>9864.1114375</text:p>
                <draw:g>
                  <svg:desc>Cbench.B2:Cbench.B5</svg:desc>
                </draw:g>
              </table:table-cell>
              <table:table-cell office:value-type="float" office:value="1383.1865">
                <text:p>1383.1865</text:p>
                <draw:g>
                  <svg:desc>Cbench.C2:Cbench.C5</svg:desc>
                </draw:g>
              </table:table-cell>
              <table:table-cell office:value-type="float" office:value="40637.0206875">
                <text:p>40637.0206875</text:p>
                <draw:g>
                  <svg:desc>Cbench.D2:Cbench.D5</svg:desc>
                </draw:g>
              </table:table-cell>
              <table:table-cell office:value-type="float" office:value="20978.417375">
                <text:p>20978.417375</text:p>
                <draw:g>
                  <svg:desc>Cbench.E2:Cbench.E5</svg:desc>
                </draw:g>
              </table:table-cell>
              <table:table-cell office:value-type="float" office:value="75293.794">
                <text:p>75293.794</text:p>
                <draw:g>
                  <svg:desc>Cbench.F2:Cbench.F5</svg:desc>
                </draw:g>
              </table:table-cell>
              <table:table-cell office:value-type="float" office:value="5228.12">
                <text:p>5228.12</text:p>
                <draw:g>
                  <svg:desc>Cbench.G2:Cbench.G5</svg:desc>
                </draw:g>
              </table:table-cell>
              <table:table-cell office:value-type="float" office:value="60572.831">
                <text:p>60572.831</text:p>
                <draw:g>
                  <svg:desc>Cbench.H2:Cbench.H5</svg:desc>
                </draw:g>
              </table:table-cell>
              <table:table-cell office:value-type="float" office:value="40300.81875">
                <text:p>40300.81875</text:p>
                <draw:g>
                  <svg:desc>Cbench.I2:Cbench.I5</svg:desc>
                </draw:g>
              </table:table-cell>
              <table:table-cell office:value-type="float" office:value="31259.929375">
                <text:p>31259.929375</text:p>
                <draw:g>
                  <svg:desc>Cbench.J2:Cbench.J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975.1144375">
                <text:p>9975.1144375</text:p>
              </table:table-cell>
              <table:table-cell office:value-type="float" office:value="2339.998">
                <text:p>2339.998</text:p>
              </table:table-cell>
              <table:table-cell office:value-type="float" office:value="64064.061375">
                <text:p>64064.061375</text:p>
              </table:table-cell>
              <table:table-cell office:value-type="float" office:value="31936.167875">
                <text:p>31936.167875</text:p>
              </table:table-cell>
              <table:table-cell office:value-type="float" office:value="79587.963">
                <text:p>79587.963</text:p>
              </table:table-cell>
              <table:table-cell office:value-type="float" office:value="5496.8698125">
                <text:p>5496.8698125</text:p>
              </table:table-cell>
              <table:table-cell office:value-type="float" office:value="61899.9101">
                <text:p>61899.9101</text:p>
              </table:table-cell>
              <table:table-cell office:value-type="float" office:value="49719.1146875">
                <text:p>49719.1146875</text:p>
              </table:table-cell>
              <table:table-cell office:value-type="float" office:value="39768.6985625">
                <text:p>39768.6985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9987.299375">
                <text:p>9987.299375</text:p>
              </table:table-cell>
              <table:table-cell office:value-type="float" office:value="3634.36475">
                <text:p>3634.36475</text:p>
              </table:table-cell>
              <table:table-cell office:value-type="float" office:value="79119.483">
                <text:p>79119.483</text:p>
              </table:table-cell>
              <table:table-cell office:value-type="float" office:value="26375.1698125">
                <text:p>26375.1698125</text:p>
              </table:table-cell>
              <table:table-cell office:value-type="float" office:value="81275.074">
                <text:p>81275.074</text:p>
              </table:table-cell>
              <table:table-cell office:value-type="float" office:value="5763.4315">
                <text:p>5763.4315</text:p>
              </table:table-cell>
              <table:table-cell office:value-type="float" office:value="71778.6206">
                <text:p>71778.6206</text:p>
              </table:table-cell>
              <table:table-cell office:value-type="float" office:value="52030.966125">
                <text:p>52030.966125</text:p>
              </table:table-cell>
              <table:table-cell office:value-type="float" office:value="30971.004375">
                <text:p>30971.004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0118.6073125">
                <text:p>10118.6073125</text:p>
              </table:table-cell>
              <table:table-cell office:value-type="float" office:value="4872.6746875">
                <text:p>4872.6746875</text:p>
              </table:table-cell>
              <table:table-cell office:value-type="float" office:value="84915.017">
                <text:p>84915.017</text:p>
              </table:table-cell>
              <table:table-cell office:value-type="float" office:value="42911.2915625">
                <text:p>42911.2915625</text:p>
              </table:table-cell>
              <table:table-cell office:value-type="float" office:value="82338.093">
                <text:p>82338.093</text:p>
              </table:table-cell>
              <table:table-cell office:value-type="float" office:value="5927.369">
                <text:p>5927.369</text:p>
              </table:table-cell>
              <table:table-cell office:value-type="float" office:value="76374.0203">
                <text:p>76374.0203</text:p>
              </table:table-cell>
              <table:table-cell office:value-type="float" office:value="51637.646">
                <text:p>51637.646</text:p>
              </table:table-cell>
              <table:table-cell office:value-type="float" office:value="32797.9785">
                <text:p>32797.97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1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1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1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1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1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18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18cm" svg:stroke-color="#000000" draw:fill-color="#0000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18cm" svg:stroke-color="#000000" draw:fill-color="#0000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18cm" svg:stroke-color="#000000" draw:fill-color="#0000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954cm" svg:height="11.741cm" xlink:href=".." xlink:type="simple" chart:class="chart:scatter" chart:style-name="ch1">
        <chart:legend chart:legend-position="end" svg:x="17.546cm" svg:y="3.579cm" style:legend-expansion="high" chart:style-name="ch2"/>
        <chart:plot-area chart:style-name="ch3" table:cell-range-address="Cbench1.A2:Cbench1.J17 Cbench1.B1:Cbench1.J1" chart:data-source-has-labels="row" svg:x="1.43cm" svg:y="0.234cm" svg:width="15.697cm" svg:height="10.292cm">
          <chartooo:coordinate-region svg:x="2.607cm" svg:y="0.433cm" svg:width="14.148cm" svg:height="9.446cm"/>
          <chart:axis chart:dimension="x" chart:name="primary-x" chart:style-name="ch4">
            <chart:title svg:x="6.284cm" svg:y="10.76cm" chart:style-name="ch5">
              <text:p>Number of Cbench Tests per 16 Switches</text:p>
            </chart:title>
          </chart:axis>
          <chart:axis chart:dimension="y" chart:name="primary-y" chart:style-name="ch4">
            <chart:title svg:x="0.451cm" svg:y="6.734cm" chart:style-name="ch6">
              <text:p>Flows per Second</text:p>
            </chart:title>
            <chart:grid chart:style-name="ch7" chart:class="major"/>
          </chart:axis>
          <chart:series chart:style-name="ch8" chart:values-cell-range-address="Cbench1.B2:Cbench1.B17" chart:label-cell-address="Cbench1.B1:Cbench1.B1" chart:class="chart:scatter">
            <chart:domain table:cell-range-address="Cbench1.A2:Cbench1.A17"/>
            <chart:data-point chart:repeated="16"/>
          </chart:series>
          <chart:series chart:style-name="ch9" chart:values-cell-range-address="Cbench1.C2:Cbench1.C17" chart:label-cell-address="Cbench1.C1:Cbench1.C1" chart:class="chart:scatter">
            <chart:data-point chart:repeated="16"/>
          </chart:series>
          <chart:series chart:style-name="ch10" chart:values-cell-range-address="Cbench1.D2:Cbench1.D17" chart:label-cell-address="Cbench1.D1:Cbench1.D1" chart:class="chart:scatter">
            <chart:data-point chart:repeated="16"/>
          </chart:series>
          <chart:series chart:style-name="ch11" chart:values-cell-range-address="Cbench1.E2:Cbench1.E17" chart:label-cell-address="Cbench1.E1:Cbench1.E1" chart:class="chart:scatter">
            <chart:data-point chart:repeated="16"/>
          </chart:series>
          <chart:series chart:style-name="ch12" chart:values-cell-range-address="Cbench1.F2:Cbench1.F17" chart:label-cell-address="Cbench1.F1:Cbench1.F1" chart:class="chart:scatter">
            <chart:data-point chart:repeated="16"/>
          </chart:series>
          <chart:series chart:style-name="ch13" chart:values-cell-range-address="Cbench1.G2:Cbench1.G17" chart:label-cell-address="Cbench1.G1:Cbench1.G1" chart:class="chart:scatter">
            <chart:data-point chart:repeated="16"/>
          </chart:series>
          <chart:series chart:style-name="ch14" chart:values-cell-range-address="Cbench1.H2:Cbench1.H17" chart:label-cell-address="Cbench1.H1:Cbench1.H1" chart:class="chart:scatter">
            <chart:data-point chart:repeated="16"/>
          </chart:series>
          <chart:series chart:style-name="ch15" chart:values-cell-range-address="Cbench1.I2:Cbench1.I17" chart:label-cell-address="Cbench1.I1:Cbench1.I1" chart:class="chart:scatter">
            <chart:data-point chart:repeated="16"/>
          </chart:series>
          <chart:series chart:style-name="ch16" chart:values-cell-range-address="Cbench1.J2:Cbench1.J17" chart:label-cell-address="Cbench1.J1:Cbench1.J1" chart:class="chart:scatter">
            <chart:data-point chart:repeated="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x</text:p>
                <draw:g>
                  <svg:desc>Cbench1.B1:Cbench1.B1</svg:desc>
                </draw:g>
              </table:table-cell>
              <table:table-cell office:value-type="string">
                <text:p>Pox</text:p>
                <draw:g>
                  <svg:desc>Cbench1.C1:Cbench1.C1</svg:desc>
                </draw:g>
              </table:table-cell>
              <table:table-cell office:value-type="string">
                <text:p>Floodlight</text:p>
                <draw:g>
                  <svg:desc>Cbench1.D1:Cbench1.D1</svg:desc>
                </draw:g>
              </table:table-cell>
              <table:table-cell office:value-type="string">
                <text:p>OpenDaylight</text:p>
                <draw:g>
                  <svg:desc>Cbench1.E1:Cbench1.E1</svg:desc>
                </draw:g>
              </table:table-cell>
              <table:table-cell office:value-type="string">
                <text:p>ONOS</text:p>
                <draw:g>
                  <svg:desc>Cbench1.F1:Cbench1.F1</svg:desc>
                </draw:g>
              </table:table-cell>
              <table:table-cell office:value-type="string">
                <text:p>Ryu</text:p>
                <draw:g>
                  <svg:desc>Cbench1.G1:Cbench1.G1</svg:desc>
                </draw:g>
              </table:table-cell>
              <table:table-cell office:value-type="string">
                <text:p>OpenMul</text:p>
                <draw:g>
                  <svg:desc>Cbench1.H1:Cbench1.H1</svg:desc>
                </draw:g>
              </table:table-cell>
              <table:table-cell office:value-type="string">
                <text:p>Beacon</text:p>
                <draw:g>
                  <svg:desc>Cbench1.I1:Cbench1.I1</svg:desc>
                </draw:g>
              </table:table-cell>
              <table:table-cell office:value-type="string">
                <text:p>Maestro</text:p>
                <draw:g>
                  <svg:desc>Cbench1.J1:Cbench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bench1.A2:Cbench1.A17</svg:desc>
                </draw:g>
              </table:table-cell>
              <table:table-cell office:value-type="float" office:value="9860.99">
                <text:p>9860.99</text:p>
                <draw:g>
                  <svg:desc>Cbench1.B2:Cbench1.B17</svg:desc>
                </draw:g>
              </table:table-cell>
              <table:table-cell office:value-type="float" office:value="2132.981">
                <text:p>2132.981</text:p>
                <draw:g>
                  <svg:desc>Cbench1.C2:Cbench1.C17</svg:desc>
                </draw:g>
              </table:table-cell>
              <table:table-cell office:value-type="float" office:value="7158.983">
                <text:p>7158.983</text:p>
                <draw:g>
                  <svg:desc>Cbench1.D2:Cbench1.D17</svg:desc>
                </draw:g>
              </table:table-cell>
              <table:table-cell office:value-type="float" office:value="5858.994">
                <text:p>5858.994</text:p>
                <draw:g>
                  <svg:desc>Cbench1.E2:Cbench1.E17</svg:desc>
                </draw:g>
              </table:table-cell>
              <table:table-cell office:value-type="float" office:value="6013.529">
                <text:p>6013.529</text:p>
                <draw:g>
                  <svg:desc>Cbench1.F2:Cbench1.F17</svg:desc>
                </draw:g>
              </table:table-cell>
              <table:table-cell office:value-type="float" office:value="5535.994">
                <text:p>5535.994</text:p>
                <draw:g>
                  <svg:desc>Cbench1.G2:Cbench1.G17</svg:desc>
                </draw:g>
              </table:table-cell>
              <table:table-cell office:value-type="float" office:value="79292.23">
                <text:p>79292.23</text:p>
                <draw:g>
                  <svg:desc>Cbench1.H2:Cbench1.H17</svg:desc>
                </draw:g>
              </table:table-cell>
              <table:table-cell office:value-type="float" office:value="68426.932">
                <text:p>68426.932</text:p>
                <draw:g>
                  <svg:desc>Cbench1.I2:Cbench1.I17</svg:desc>
                </draw:g>
              </table:table-cell>
              <table:table-cell office:value-type="float" office:value="5538.667">
                <text:p>5538.667</text:p>
                <draw:g>
                  <svg:desc>Cbench1.J2:Cbench1.J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505.853">
                <text:p>10505.853</text:p>
              </table:table-cell>
              <table:table-cell office:value-type="float" office:value="4651.995">
                <text:p>4651.995</text:p>
              </table:table-cell>
              <table:table-cell office:value-type="float" office:value="37644.142">
                <text:p>37644.142</text:p>
              </table:table-cell>
              <table:table-cell office:value-type="float" office:value="40493.838">
                <text:p>40493.838</text:p>
              </table:table-cell>
              <table:table-cell office:value-type="float" office:value="33401.165">
                <text:p>33401.165</text:p>
              </table:table-cell>
              <table:table-cell office:value-type="float" office:value="5743.994">
                <text:p>5743.994</text:p>
              </table:table-cell>
              <table:table-cell office:value-type="float" office:value="120337.539">
                <text:p>120337.539</text:p>
              </table:table-cell>
              <table:table-cell office:value-type="float" office:value="84821.915">
                <text:p>84821.915</text:p>
              </table:table-cell>
              <table:table-cell office:value-type="float" office:value="13035.896">
                <text:p>13035.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222.99">
                <text:p>10222.99</text:p>
              </table:table-cell>
              <table:table-cell office:value-type="float" office:value="4964.995">
                <text:p>4964.995</text:p>
              </table:table-cell>
              <table:table-cell office:value-type="float" office:value="48538.515">
                <text:p>48538.515</text:p>
              </table:table-cell>
              <table:table-cell office:value-type="float" office:value="41911.371">
                <text:p>41911.371</text:p>
              </table:table-cell>
              <table:table-cell office:value-type="float" office:value="53782.956">
                <text:p>53782.956</text:p>
              </table:table-cell>
              <table:table-cell office:value-type="float" office:value="5794.994">
                <text:p>5794.994</text:p>
              </table:table-cell>
              <table:table-cell office:value-type="float" office:value="124688.017">
                <text:p>124688.017</text:p>
              </table:table-cell>
              <table:table-cell office:value-type="float" office:value="88079.648">
                <text:p>88079.648</text:p>
              </table:table-cell>
              <table:table-cell office:value-type="float" office:value="65359.354">
                <text:p>65359.3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274.99">
                <text:p>10274.99</text:p>
              </table:table-cell>
              <table:table-cell office:value-type="float" office:value="4834.995">
                <text:p>4834.995</text:p>
              </table:table-cell>
              <table:table-cell office:value-type="float" office:value="59252.459">
                <text:p>59252.459</text:p>
              </table:table-cell>
              <table:table-cell office:value-type="float" office:value="45083.594">
                <text:p>45083.594</text:p>
              </table:table-cell>
              <table:table-cell office:value-type="float" office:value="79008.129">
                <text:p>79008.129</text:p>
              </table:table-cell>
              <table:table-cell office:value-type="float" office:value="5823.994">
                <text:p>5823.994</text:p>
              </table:table-cell>
              <table:table-cell office:value-type="float" office:value="124758.883">
                <text:p>124758.883</text:p>
              </table:table-cell>
              <table:table-cell office:value-type="float" office:value="88630.911">
                <text:p>88630.911</text:p>
              </table:table-cell>
              <table:table-cell office:value-type="float" office:value="73619.833">
                <text:p>73619.8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346.928">
                <text:p>10346.928</text:p>
              </table:table-cell>
              <table:table-cell office:value-type="float" office:value="4904.995">
                <text:p>4904.995</text:p>
              </table:table-cell>
              <table:table-cell office:value-type="float" office:value="80817.333">
                <text:p>80817.333</text:p>
              </table:table-cell>
              <table:table-cell office:value-type="float" office:value="42519.957">
                <text:p>42519.957</text:p>
              </table:table-cell>
              <table:table-cell office:value-type="float" office:value="78907.58">
                <text:p>78907.58</text:p>
              </table:table-cell>
              <table:table-cell office:value-type="float" office:value="5794.994">
                <text:p>5794.994</text:p>
              </table:table-cell>
              <table:table-cell office:value-type="float" office:value="123959.901">
                <text:p>123959.901</text:p>
              </table:table-cell>
              <table:table-cell office:value-type="float" office:value="89210.911">
                <text:p>89210.911</text:p>
              </table:table-cell>
              <table:table-cell office:value-type="float" office:value="93295.856">
                <text:p>93295.8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494.99">
                <text:p>10494.99</text:p>
              </table:table-cell>
              <table:table-cell office:value-type="float" office:value="4867.995">
                <text:p>4867.995</text:p>
              </table:table-cell>
              <table:table-cell office:value-type="float" office:value="81747.831">
                <text:p>81747.831</text:p>
              </table:table-cell>
              <table:table-cell office:value-type="float" office:value="41580.958">
                <text:p>41580.958</text:p>
              </table:table-cell>
              <table:table-cell office:value-type="float" office:value="79912.326">
                <text:p>79912.326</text:p>
              </table:table-cell>
              <table:table-cell office:value-type="float" office:value="5567.994">
                <text:p>5567.994</text:p>
              </table:table-cell>
              <table:table-cell office:value-type="float" office:value="125115.611">
                <text:p>125115.611</text:p>
              </table:table-cell>
              <table:table-cell office:value-type="float" office:value="89434.732">
                <text:p>89434.732</text:p>
              </table:table-cell>
              <table:table-cell office:value-type="float" office:value="65973.925">
                <text:p>65973.9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400.99">
                <text:p>10400.99</text:p>
              </table:table-cell>
              <table:table-cell office:value-type="float" office:value="4898.995">
                <text:p>4898.995</text:p>
              </table:table-cell>
              <table:table-cell office:value-type="float" office:value="85408.192">
                <text:p>85408.192</text:p>
              </table:table-cell>
              <table:table-cell office:value-type="float" office:value="41491.419">
                <text:p>41491.419</text:p>
              </table:table-cell>
              <table:table-cell office:value-type="float" office:value="85045.346">
                <text:p>85045.346</text:p>
              </table:table-cell>
              <table:table-cell office:value-type="float" office:value="5757.971">
                <text:p>5757.971</text:p>
              </table:table-cell>
              <table:table-cell office:value-type="float" office:value="122230.355">
                <text:p>122230.355</text:p>
              </table:table-cell>
              <table:table-cell office:value-type="float" office:value="89169.197">
                <text:p>89169.197</text:p>
              </table:table-cell>
              <table:table-cell office:value-type="float" office:value="74403.246">
                <text:p>74403.2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365.959">
                <text:p>10365.959</text:p>
              </table:table-cell>
              <table:table-cell office:value-type="float" office:value="5004.995">
                <text:p>5004.995</text:p>
              </table:table-cell>
              <table:table-cell office:value-type="float" office:value="87543.912">
                <text:p>87543.912</text:p>
              </table:table-cell>
              <table:table-cell office:value-type="float" office:value="42939.914">
                <text:p>42939.914</text:p>
              </table:table-cell>
              <table:table-cell office:value-type="float" office:value="82639.455">
                <text:p>82639.455</text:p>
              </table:table-cell>
              <table:table-cell office:value-type="float" office:value="5759.994">
                <text:p>5759.994</text:p>
              </table:table-cell>
              <table:table-cell office:value-type="float" office:value="126900.112">
                <text:p>126900.112</text:p>
              </table:table-cell>
              <table:table-cell office:value-type="float" office:value="90375.277">
                <text:p>90375.277</text:p>
              </table:table-cell>
              <table:table-cell office:value-type="float" office:value="78824.475">
                <text:p>78824.4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359.979">
                <text:p>10359.979</text:p>
              </table:table-cell>
              <table:table-cell office:value-type="float" office:value="5054.995">
                <text:p>5054.995</text:p>
              </table:table-cell>
              <table:table-cell office:value-type="float" office:value="85704.115">
                <text:p>85704.115</text:p>
              </table:table-cell>
              <table:table-cell office:value-type="float" office:value="42548.532">
                <text:p>42548.532</text:p>
              </table:table-cell>
              <table:table-cell office:value-type="float" office:value="83577.23">
                <text:p>83577.23</text:p>
              </table:table-cell>
              <table:table-cell office:value-type="float" office:value="5746.994">
                <text:p>5746.994</text:p>
              </table:table-cell>
              <table:table-cell office:value-type="float" office:value="125837.351">
                <text:p>125837.351</text:p>
              </table:table-cell>
              <table:table-cell office:value-type="float" office:value="89162.465">
                <text:p>89162.465</text:p>
              </table:table-cell>
              <table:table-cell office:value-type="float" office:value="78765.749">
                <text:p>78765.7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846.941">
                <text:p>9846.941</text:p>
              </table:table-cell>
              <table:table-cell office:value-type="float" office:value="4948.995">
                <text:p>4948.995</text:p>
              </table:table-cell>
              <table:table-cell office:value-type="float" office:value="87132.726">
                <text:p>87132.726</text:p>
              </table:table-cell>
              <table:table-cell office:value-type="float" office:value="45093.955">
                <text:p>45093.955</text:p>
              </table:table-cell>
              <table:table-cell office:value-type="float" office:value="83129.017">
                <text:p>83129.017</text:p>
              </table:table-cell>
              <table:table-cell office:value-type="float" office:value="5730.948">
                <text:p>5730.948</text:p>
              </table:table-cell>
              <table:table-cell office:value-type="float" office:value="116312.488">
                <text:p>116312.488</text:p>
              </table:table-cell>
              <table:table-cell office:value-type="float" office:value="90661.728">
                <text:p>90661.728</text:p>
              </table:table-cell>
              <table:table-cell office:value-type="float" office:value="70542.496">
                <text:p>70542.4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043.98">
                <text:p>10043.98</text:p>
              </table:table-cell>
              <table:table-cell office:value-type="float" office:value="4905.995">
                <text:p>4905.995</text:p>
              </table:table-cell>
              <table:table-cell office:value-type="float" office:value="86609.134">
                <text:p>86609.134</text:p>
              </table:table-cell>
              <table:table-cell office:value-type="float" office:value="40403.475">
                <text:p>40403.475</text:p>
              </table:table-cell>
              <table:table-cell office:value-type="float" office:value="83543.233">
                <text:p>83543.233</text:p>
              </table:table-cell>
              <table:table-cell office:value-type="float" office:value="5770.994">
                <text:p>5770.994</text:p>
              </table:table-cell>
              <table:table-cell office:value-type="float" office:value="118434.312">
                <text:p>118434.312</text:p>
              </table:table-cell>
              <table:table-cell office:value-type="float" office:value="90550.638">
                <text:p>90550.638</text:p>
              </table:table-cell>
              <table:table-cell office:value-type="float" office:value="67809.346">
                <text:p>67809.3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425.99">
                <text:p>10425.99</text:p>
              </table:table-cell>
              <table:table-cell office:value-type="float" office:value="5051.995">
                <text:p>5051.995</text:p>
              </table:table-cell>
              <table:table-cell office:value-type="float" office:value="87559.097">
                <text:p>87559.097</text:p>
              </table:table-cell>
              <table:table-cell office:value-type="float" office:value="41222.547">
                <text:p>41222.547</text:p>
              </table:table-cell>
              <table:table-cell office:value-type="float" office:value="84437.134">
                <text:p>84437.134</text:p>
              </table:table-cell>
              <table:table-cell office:value-type="float" office:value="5743.994">
                <text:p>5743.994</text:p>
              </table:table-cell>
              <table:table-cell office:value-type="float" office:value="127213.214">
                <text:p>127213.214</text:p>
              </table:table-cell>
              <table:table-cell office:value-type="float" office:value="89352.732">
                <text:p>89352.732</text:p>
              </table:table-cell>
              <table:table-cell office:value-type="float" office:value="66047.063">
                <text:p>66047.0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428.99">
                <text:p>10428.99</text:p>
              </table:table-cell>
              <table:table-cell office:value-type="float" office:value="5051.995">
                <text:p>5051.995</text:p>
              </table:table-cell>
              <table:table-cell office:value-type="float" office:value="86847.092">
                <text:p>86847.092</text:p>
              </table:table-cell>
              <table:table-cell office:value-type="float" office:value="41657.75">
                <text:p>41657.75</text:p>
              </table:table-cell>
              <table:table-cell office:value-type="float" office:value="83003.589">
                <text:p>83003.589</text:p>
              </table:table-cell>
              <table:table-cell office:value-type="float" office:value="5714.994">
                <text:p>5714.994</text:p>
              </table:table-cell>
              <table:table-cell office:value-type="float" office:value="115783.134">
                <text:p>115783.134</text:p>
              </table:table-cell>
              <table:table-cell office:value-type="float" office:value="90986.909">
                <text:p>90986.909</text:p>
              </table:table-cell>
              <table:table-cell office:value-type="float" office:value="79368.054">
                <text:p>79368.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160.99">
                <text:p>10160.99</text:p>
              </table:table-cell>
              <table:table-cell office:value-type="float" office:value="5048.97">
                <text:p>5048.97</text:p>
              </table:table-cell>
              <table:table-cell office:value-type="float" office:value="84464.523">
                <text:p>84464.523</text:p>
              </table:table-cell>
              <table:table-cell office:value-type="float" office:value="41662.5">
                <text:p>41662.5</text:p>
              </table:table-cell>
              <table:table-cell office:value-type="float" office:value="82492.72">
                <text:p>82492.72</text:p>
              </table:table-cell>
              <table:table-cell office:value-type="float" office:value="5722.994">
                <text:p>5722.994</text:p>
              </table:table-cell>
              <table:table-cell office:value-type="float" office:value="121423.319">
                <text:p>121423.319</text:p>
              </table:table-cell>
              <table:table-cell office:value-type="float" office:value="90227.549">
                <text:p>90227.549</text:p>
              </table:table-cell>
              <table:table-cell office:value-type="float" office:value="79424.285">
                <text:p>79424.2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120.99">
                <text:p>10120.99</text:p>
              </table:table-cell>
              <table:table-cell office:value-type="float" office:value="4940.995">
                <text:p>4940.995</text:p>
              </table:table-cell>
              <table:table-cell office:value-type="float" office:value="87972.666">
                <text:p>87972.666</text:p>
              </table:table-cell>
              <table:table-cell office:value-type="float" office:value="45806.954">
                <text:p>45806.954</text:p>
              </table:table-cell>
              <table:table-cell office:value-type="float" office:value="83926.07">
                <text:p>83926.07</text:p>
              </table:table-cell>
              <table:table-cell office:value-type="float" office:value="5711.994">
                <text:p>5711.994</text:p>
              </table:table-cell>
              <table:table-cell office:value-type="float" office:value="127426.712">
                <text:p>127426.712</text:p>
              </table:table-cell>
              <table:table-cell office:value-type="float" office:value="90209.459">
                <text:p>90209.459</text:p>
              </table:table-cell>
              <table:table-cell office:value-type="float" office:value="64225.402">
                <text:p>64225.4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432.99">
                <text:p>10432.99</text:p>
              </table:table-cell>
              <table:table-cell office:value-type="float" office:value="4913.995">
                <text:p>4913.995</text:p>
              </table:table-cell>
              <table:table-cell office:value-type="float" office:value="86411.617">
                <text:p>86411.617</text:p>
              </table:table-cell>
              <table:table-cell office:value-type="float" office:value="46304.907">
                <text:p>46304.907</text:p>
              </table:table-cell>
              <table:table-cell office:value-type="float" office:value="84590.009">
                <text:p>84590.009</text:p>
              </table:table-cell>
              <table:table-cell office:value-type="float" office:value="5775.994">
                <text:p>5775.994</text:p>
              </table:table-cell>
              <table:table-cell office:value-type="float" office:value="114762.962">
                <text:p>114762.962</text:p>
              </table:table-cell>
              <table:table-cell office:value-type="float" office:value="90292.819">
                <text:p>90292.819</text:p>
              </table:table-cell>
              <table:table-cell office:value-type="float" office:value="77496.498">
                <text:p>77496.4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